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Poppins" svg:font-family="Poppins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9884c"/>
    </style:style>
    <style:style style:name="P2" style:family="paragraph" style:parent-style-name="Text_20_body">
      <style:text-properties officeooo:paragraph-rsid="001ca969"/>
    </style:style>
    <style:style style:name="P3" style:family="paragraph" style:parent-style-name="Heading_20_1">
      <style:text-properties style:font-name="Poppins" fo:font-size="20pt" officeooo:rsid="0019884c" officeooo:paragraph-rsid="0019884c" style:font-size-asian="20pt" style:font-size-complex="20pt"/>
    </style:style>
    <style:style style:name="P4" style:family="paragraph" style:parent-style-name="Text_20_body">
      <style:text-properties fo:font-size="20pt" officeooo:rsid="0019884c" officeooo:paragraph-rsid="0019884c" style:font-size-asian="20pt" style:font-size-complex="20pt"/>
    </style:style>
    <style:style style:name="P5" style:family="paragraph" style:parent-style-name="Text_20_body">
      <style:text-properties officeooo:paragraph-rsid="001ca969"/>
    </style:style>
    <style:style style:name="T1" style:family="text">
      <style:text-properties fo:font-size="20pt" officeooo:rsid="0019884c" style:font-size-asian="20pt" style:font-size-complex="20pt"/>
    </style:style>
    <style:style style:name="T2" style:family="text">
      <style:text-properties fo:font-size="12pt" officeooo:rsid="0019884c" style:font-size-asian="12pt" style:font-size-complex="12pt"/>
    </style:style>
    <style:style style:name="T3" style:family="text">
      <style:text-properties fo:font-size="12pt" officeooo:rsid="001ca969" style:font-size-asian="12pt" style:font-size-complex="12pt"/>
    </style:style>
    <style:style style:name="T4" style:family="text">
      <style:text-properties style:font-name="Times New Roman" fo:font-size="12pt" officeooo:rsid="0019884c" style:font-size-asian="12pt" style:font-size-complex="12pt"/>
    </style:style>
    <style:style style:name="T5" style:family="text">
      <style:text-properties style:font-name="Times New Roman" fo:font-size="12pt" officeooo:rsid="001af6b7" style:font-size-asian="12pt" style:font-size-complex="12pt"/>
    </style:style>
    <style:style style:name="T6" style:family="text">
      <style:text-properties style:font-name="Times New Roman" fo:font-size="12pt" officeooo:rsid="001ca969" style:font-size-asian="12pt" style:font-size-complex="12pt"/>
    </style:style>
    <style:style style:name="T7" style:family="text">
      <style:text-properties style:font-name="Poppins"/>
    </style:style>
    <style:style style:name="T8" style:family="text">
      <style:text-properties style:font-name="Times New Roman" fo:font-size="12pt" officeooo:rsid="0019884c" style:font-size-asian="12pt" style:font-size-complex="12pt"/>
    </style:style>
    <style:style style:name="T9" style:family="text">
      <style:text-properties style:font-name="Times New Roman" fo:font-size="12pt" officeooo:rsid="001af6b7" style:font-size-asian="12pt" style:font-size-complex="12pt"/>
    </style:style>
    <style:style style:name="T10" style:family="text">
      <style:text-properties style:font-name="Times New Roman" fo:font-size="12pt" officeooo:rsid="001ca969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1. Tanımlama</text:h>
      <text:p text:style-name="P4"/>
      <text:p text:style-name="P1"><text:span text:style-name="T1"><text:tab/></text:span><text:span text:style-name="T4">Triolog, matematiksel bir modelleme dili ve derleyici</text:span><text:span text:style-name="T5">sini</text:span><text:span text:style-name="T4"> barındıran </text:span><text:span text:style-name="T5">bir </text:span><text:span text:style-name="T4">platformdur. Sunduğu ana hizmet; kullanıcıların matematik sorularını ve çözümlerini modelleme ve çözümleme ortamı sağlamaktır.</text:span></text:p>
      <text:p text:style-name="P2"><text:span text:style-name="T4">G</text:span><text:span text:style-name="T6">ithub Adresi: </text:span><text:a xlink:type="simple" xlink:href="https://bit.ly/3l0Sm88" text:style-name="Internet_20_link" text:visited-style-name="Visited_20_Internet_20_Link"><text:span text:style-name="T6">https://bit.ly/3l0Sm88</text:span></text:a></text:p>
      <text:p text:style-name="P2"><text:span text:style-name="T6">Proje Ekibi: 170541014 Mesut KILINCASLAN, </text:span><text:a xlink:type="simple" xlink:href="mailto:kilincaslanmesut@gmail.com" text:style-name="Internet_20_link" text:visited-style-name="Visited_20_Internet_20_Link"><text:span text:style-name="T6">kilincaslanmesut@gmail.com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Poppins" svg:font-family="Poppins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9T12:37:40.933662177</meta:creation-date>
    <dc:date>2021-09-09T12:51:24.978710030</dc:date>
    <meta:editing-duration>PT13M3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4" meta:word-count="34" meta:character-count="317" meta:non-whitespace-character-count="286"/>
  </office:meta>
</office:document-meta>
</file>